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="Triangle_20_unfilled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8cm" draw:marker-end-width="0.28cm" draw:fill="solid" draw:fill-color="#c0c0c0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1.959cm" svg:y="5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.718cm" svg:y="7.6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2.209cm" svg:y1="5.897cm" svg:x2="3.109cm" svg:y2="5.897cm">
          <text:p/>
        </draw:line>
        <draw:custom-shape draw:style-name="gr4" draw:text-style-name="P3" draw:layer="layout" svg:width="2.5cm" svg:height="1.4cm" svg:x="1.5cm" svg:y="2.1cm">
          <text:p text:style-name="P2"><text:span text:style-name="T2">00593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layer="layout" svg:width="2.5cm" svg:height="1.4cm" svg:x="5.5cm" svg:y="2.1cm">
          <text:p text:style-name="P2"><text:span text:style-name="T2">34961b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layer="layout" svg:width="2.5cm" svg:height="1.4cm" svg:x="9.5cm" svg:y="2.1cm">
          <text:p text:style-name="P2"><text:span text:style-name="T2">f22b2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4cm" svg:height="1.8cm" svg:x="5.959cm" svg:y="5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5.718cm" svg:y="7.618cm">
          <draw:text-box>
            <text:p text:style-name="P2"><text:span text:style-name="T1">mars.txt</text:span></text:p>
          </draw:text-box>
        </draw:frame>
        <draw:line draw:style-name="gr3" draw:text-style-name="P2" draw:layer="layout" svg:x1="6.209cm" svg:y1="5.898cm" svg:x2="7.109cm" svg:y2="5.898cm">
          <text:p/>
        </draw:line>
        <draw:line draw:style-name="gr3" draw:text-style-name="P2" draw:layer="layout" svg:x1="6.209cm" svg:y1="6.198cm" svg:x2="7.109cm" svg:y2="6.198cm">
          <text:p/>
        </draw:line>
        <draw:custom-shape draw:style-name="gr1" draw:text-style-name="P1" draw:layer="layout" svg:width="1.4cm" svg:height="1.8cm" svg:x="10.059cm" svg:y="5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9.818cm" svg:y="7.619cm">
          <draw:text-box>
            <text:p text:style-name="P2"><text:span text:style-name="T1">mars.txt</text:span></text:p>
          </draw:text-box>
        </draw:frame>
        <draw:line draw:style-name="gr3" draw:text-style-name="P2" draw:layer="layout" svg:x1="10.309cm" svg:y1="5.899cm" svg:x2="11.209cm" svg:y2="5.899cm">
          <text:p/>
        </draw:line>
        <draw:line draw:style-name="gr3" draw:text-style-name="P2" draw:layer="layout" svg:x1="10.309cm" svg:y1="6.199cm" svg:x2="11.209cm" svg:y2="6.199cm">
          <text:p/>
        </draw:line>
        <draw:line draw:style-name="gr3" draw:text-style-name="P2" draw:layer="layout" svg:x1="10.309cm" svg:y1="6.499cm" svg:x2="11.209cm" svg:y2="6.499cm">
          <text:p/>
        </draw:line>
        <draw:line draw:style-name="gr5" draw:text-style-name="P2" draw:layer="layout" svg:x1="5.2cm" svg:y1="2.8cm" svg:x2="4.2cm" svg:y2="2.8cm">
          <text:p/>
        </draw:line>
        <draw:line draw:style-name="gr5" draw:text-style-name="P2" draw:layer="layout" svg:x1="9.2cm" svg:y1="2.8cm" svg:x2="8.2cm" svg:y2="2.8cm">
          <text:p/>
        </draw:line>
        <draw:line draw:style-name="gr6" draw:text-style-name="P2" draw:layer="layout" svg:x1="2.7cm" svg:y1="3.8cm" svg:x2="2.7cm" svg:y2="5.1cm">
          <text:p/>
        </draw:line>
        <draw:line draw:style-name="gr6" draw:text-style-name="P2" draw:layer="layout" svg:x1="6.7cm" svg:y1="3.8cm" svg:x2="6.7cm" svg:y2="5.1cm">
          <text:p/>
        </draw:line>
        <draw:line draw:style-name="gr6" draw:text-style-name="P2" draw:layer="layout" svg:x1="10.8cm" svg:y1="3.8cm" svg:x2="10.8cm" svg:y2="5.1cm">
          <text:p/>
        </draw:line>
        <draw:frame draw:style-name="gr7" draw:text-style-name="P4" draw:layer="layout" svg:width="1.632cm" svg:height="0.733cm" svg:x="15.268cm" svg:y="2.267cm">
          <draw:text-box>
            <text:p><text:span text:style-name="T1">HEAD</text:span></text:p>
          </draw:text-box>
        </draw:frame>
        <draw:frame draw:style-name="gr7" draw:text-style-name="P4" draw:layer="layout" svg:width="1.737cm" svg:height="0.733cm" svg:x="11.268cm" svg:y="1.267cm">
          <draw:text-box>
            <text:p><text:span text:style-name="T1">master</text:span></text:p>
          </draw:text-box>
        </draw:frame>
        <draw:line draw:style-name="gr6" draw:text-style-name="P2" draw:layer="layout" svg:x1="15cm" svg:y1="2.7cm" svg:x2="14cm" svg:y2="2.7cm">
          <text:p/>
        </draw:line>
        <draw:frame draw:style-name="gr7" draw:text-style-name="P4" draw:layer="layout" svg:width="1.716cm" svg:height="0.733cm" svg:x="12.163cm" svg:y="2.3cm">
          <draw:text-box>
            <text:p><text:span text:style-name="T1">mo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12T07:43:40</dc:date>
    <meta:editing-duration>PT33M30S</meta:editing-duration>
    <meta:editing-cycles>14</meta:editing-cycles>
    <meta:generator>LibreOffice/4.0.4.2$MacOSX_x86 LibreOffice_project/9e9821abd0ffdbc09cd8c52eaa574fa09eb08f2</meta:generator>
    <meta:document-statistic meta:object-count="24"/>
  </office:meta>
</office:document-meta>
</file>